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20b84" officeooo:paragraph-rsid="00020b84"/>
    </style:style>
    <style:style style:name="P2" style:family="paragraph" style:parent-style-name="Standard">
      <style:text-properties officeooo:rsid="00020b84" officeooo:paragraph-rsid="00031c80"/>
    </style:style>
    <style:style style:name="P3" style:family="paragraph" style:parent-style-name="Standard">
      <style:text-properties officeooo:rsid="00038d04" officeooo:paragraph-rsid="00038d04"/>
    </style:style>
    <style:style style:name="P4" style:family="paragraph" style:parent-style-name="Standard">
      <style:text-properties officeooo:rsid="0004e2dd" officeooo:paragraph-rsid="0004e2dd"/>
    </style:style>
    <style:style style:name="P5" style:family="paragraph" style:parent-style-name="Standard">
      <style:text-properties officeooo:rsid="0005a55a" officeooo:paragraph-rsid="0005a55a"/>
    </style:style>
    <style:style style:name="P6" style:family="paragraph" style:parent-style-name="Standard">
      <style:text-properties officeooo:rsid="000b5830" officeooo:paragraph-rsid="000b5830"/>
    </style:style>
    <style:style style:name="P7" style:family="paragraph" style:parent-style-name="Standard">
      <style:text-properties officeooo:rsid="000b5830" officeooo:paragraph-rsid="000451bd"/>
    </style:style>
    <style:style style:name="P8" style:family="paragraph" style:parent-style-name="Text_20_body">
      <style:text-properties officeooo:rsid="0011d37d" officeooo:paragraph-rsid="0011d37d"/>
    </style:style>
    <style:style style:name="P9" style:family="paragraph" style:parent-style-name="Text_20_body">
      <style:text-properties officeooo:rsid="00399bd5" officeooo:paragraph-rsid="00399bd5"/>
    </style:style>
    <style:style style:name="P10" style:family="paragraph" style:parent-style-name="Standard">
      <style:text-properties officeooo:rsid="0029442d" officeooo:paragraph-rsid="0037cc61"/>
    </style:style>
    <style:style style:name="P11" style:family="paragraph" style:parent-style-name="Standard">
      <style:text-properties officeooo:rsid="0015e7c0" officeooo:paragraph-rsid="0037cc61"/>
    </style:style>
    <style:style style:name="P12" style:family="paragraph" style:parent-style-name="Text_20_body" style:list-style-name="L1"/>
    <style:style style:name="P13" style:family="paragraph" style:parent-style-name="Text_20_body" style:list-style-name="L2">
      <style:text-properties officeooo:rsid="0011d37d" officeooo:paragraph-rsid="0011d37d"/>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5">
      <style:text-properties officeooo:rsid="00331b04" officeooo:paragraph-rsid="00331b04"/>
    </style:style>
    <style:style style:name="P18" style:family="paragraph" style:parent-style-name="Text_20_body" style:list-style-name="L6"/>
    <style:style style:name="P19" style:family="paragraph" style:parent-style-name="Text_20_body">
      <style:text-properties officeooo:rsid="003a0829" officeooo:paragraph-rsid="003a0829"/>
    </style:style>
    <style:style style:name="P20" style:family="paragraph" style:parent-style-name="Heading_20_1">
      <style:text-properties officeooo:paragraph-rsid="002548e3"/>
    </style:style>
    <style:style style:name="P21" style:family="paragraph" style:parent-style-name="Heading_20_1">
      <style:text-properties officeooo:rsid="001056e1" officeooo:paragraph-rsid="001056e1"/>
    </style:style>
    <style:style style:name="P22" style:family="paragraph" style:parent-style-name="Heading_20_2">
      <style:text-properties officeooo:rsid="003a0829" officeooo:paragraph-rsid="003a0829"/>
    </style:style>
    <style:style style:name="T1" style:family="text">
      <style:text-properties officeooo:rsid="0009b132"/>
    </style:style>
    <style:style style:name="T2" style:family="text">
      <style:text-properties officeooo:rsid="000b3d5a"/>
    </style:style>
    <style:style style:name="T3" style:family="text">
      <style:text-properties officeooo:rsid="000d455a"/>
    </style:style>
    <style:style style:name="T4" style:family="text">
      <style:text-properties officeooo:rsid="000e1568"/>
    </style:style>
    <style:style style:name="T5" style:family="text">
      <style:text-properties officeooo:rsid="001424ae"/>
    </style:style>
    <style:style style:name="T6" style:family="text">
      <style:text-properties officeooo:rsid="0015e7c0"/>
    </style:style>
    <style:style style:name="T7" style:family="text">
      <style:text-properties officeooo:rsid="001b4459"/>
    </style:style>
    <style:style style:name="T8" style:family="text">
      <style:text-properties officeooo:rsid="002548e3"/>
    </style:style>
    <style:style style:name="T9" style:family="text">
      <style:text-properties officeooo:rsid="0029442d"/>
    </style:style>
    <style:style style:name="T10" style:family="text">
      <style:text-properties officeooo:rsid="002f7509"/>
    </style:style>
    <style:style style:name="T11" style:family="text">
      <style:text-properties officeooo:rsid="00312588"/>
    </style:style>
    <style:style style:name="T12" style:family="text">
      <style:text-properties officeooo:rsid="00331b04"/>
    </style:style>
    <style:style style:name="T13" style:family="text">
      <style:text-properties officeooo:rsid="003454a0"/>
    </style:style>
    <style:style style:name="T14" style:family="text">
      <style:text-properties officeooo:rsid="00362ac9"/>
    </style:style>
    <style:style style:name="T15" style:family="text">
      <style:text-properties officeooo:rsid="0037cc6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e sieht die <text:span text:style-name="T4">Natural Language-</text:span>Pipeline in ChatScript aus?</text:h>
      <text:p text:style-name="Text_20_body"/>
      <text:p text:style-name="Text_20_body">Für jeden Satz, führe folgende Schritte aus:</text:p>
      <text:list xml:id="list8051881970562968104" text:style-name="L1">
        <text:list-item>
          <text:p text:style-name="P12">Verarbeite Zeichen zu Wörtern / Sätzen (Tokenizer, Satzerkennung)</text:p>
        </text:list-item>
        <text:list-item>
          <text:p text:style-name="P12">Wordersetzung, z.B. für Abkürzungen <text:span text:style-name="T2">erweitern</text:span>, Smileys, Rechtschreibfehler, Füllwörter, Zwischenrufe <text:span text:style-name="T2">abspalten,</text:span></text:p>
        </text:list-item>
        <text:list-item>
          <text:p text:style-name="P12">Erkennung von Satzart (Frage, Aussage, Ausruf, Aufforderung) <text:span text:style-name="T2">und Entfernung der Satzzeichen.</text:span></text:p>
        </text:list-item>
        <text:list-item>
          <text:p text:style-name="P12">Zusammenziehen von Tokens, die als ein Eigenname gelten, zu einem Token (z.B. Vor- und Nachname). Zusammenziehen von Zahlwörtern (einhundert tausend, <text:span text:style-name="T2">Datümern</text:span>)</text:p>
        </text:list-item>
        <text:list-item>
          <text:p text:style-name="P12">Rechtschreibkorrektur</text:p>
        </text:list-item>
        <text:list-item>
          <text:p text:style-name="P12"><text:span text:style-name="T2">Parsing, </text:span>POS-Tagging (tagger + stemmer) und Erzeugung der kanonischen Form</text:p>
        </text:list-item>
        <text:list-item>
          <text:p text:style-name="P12">Bestimmung der Zeitform und Prüfung ob nicht doch eine Frage ohne Fragezeichen vorliegt.</text:p>
        </text:list-item>
        <text:list-item>
          <text:p text:style-name="P12">Zuordnung von Konzepten aus der Ontologie zu den einzelnen Wörtern oder ganzen Teilen des Satzes. Zuordnung von Idiomen zu Teilen des Satzes.</text:p>
        </text:list-item>
        <text:list-item>
          <text:p text:style-name="P12">Anwendung von Regeln auf den Input, um Output zu erzeugen.</text:p>
        </text:list-item>
      </text:list>
      <text:p text:style-name="Text_20_body">(siehe auch Datei Documentation/ChatScript Training.pdf)</text:p>
      <text:h text:style-name="P20" text:outline-level="1">Konzeption <text:span text:style-name="T8">von SimpleBot</text:span></text:h>
      <text:p text:style-name="Text_20_body">Das Gesamtsystem soll aus modularen Funktionsbausteinen bestehen, die nicht notwendiger Weise vom selben Autor oder in der selben Programmiersprache geschrieben sein müssen. </text:p>
      <text:p text:style-name="Text_20_body">Das Integrationsmodul, das die restlichen Komponenten zusammenschaltet, soll in „C“ sein, da ich gerne Quelltext aus ThoughtTreasure und Chatscript wiederverwenden würde, und die sind beide in C. Ein weiterer Vorteil: zu C hat fast jede andere Sprache Bindings oder Schnittstellen.</text:p>
      <text:p text:style-name="Text_20_body">Deutsche Rechtschreibprüfung kann über <text:span text:style-name="T3">das freie Softwarepaket </text:span>hunspell laufen. Die Software hätte auch ein Wörterbuch.</text:p>
      <text:p text:style-name="Text_20_body">Deutsche Grammatikregeln brauche ich nicht <text:span text:style-name="T3">zu erzeugen</text:span>, wenn ich den <text:span text:style-name="T3">Tree</text:span>Tagger verwende.</text:p>
      <text:p text:style-name="Text_20_body">Für die Ontologie bietet sich Dbpedia an, oder Yago.</text:p>
      <text:h text:style-name="Heading_20_2" text:outline-level="2">Erste Schritte</text:h>
      <text:p text:style-name="P8">Use case: simples Frontend für Ontologie-Abfrage. Zum Beispiel: „Was ist ein Tisch?“ - „Ein Möbelstück“.</text:p>
      <text:list xml:id="list2281815690469307535" text:style-name="L2">
        <text:list-item>
          <text:p text:style-name="P13"><text:soft-page-break/>CLI mit readline, speller →<text:span text:style-name="T5"> erledigt</text:span></text:p>
        </text:list-item>
        <text:list-item>
          <text:p text:style-name="P13">einfaches wissensbasiertes Sprachmodell <text:span text:style-name="T6"><text:s/></text:span>basierend auf <text:span text:style-name="T15">Prolog DCG</text:span> →<text:span text:style-name="T7"> erledigt</text:span></text:p>
        </text:list-item>
        <text:list-item>
          <text:p text:style-name="P13">Simple Ontologie in Prolog</text:p>
        </text:list-item>
      </text:list>
      <text:h text:style-name="Heading_20_2" text:outline-level="2">Grammatik</text:h>
      <text:p text:style-name="P11">Eine simple <text:span text:style-name="T15">Spiel-</text:span>Grammatik des Deutschen <text:span text:style-name="T9">steht in src/logic/dcg_deutsch.pro.</text:span></text:p>
      <text:h text:style-name="P22" text:outline-level="2">Verarbeitungsschritte</text:h>
      <text:p text:style-name="P19">Vorverarbeitung der natürlichsprachlichen Eingabe.</text:p>
      <text:p text:style-name="P19">Parsen des Satzes und Erzeugung der Eingabe-Bedeutungs-Datenstruktur</text:p>
      <text:p text:style-name="P19">Transformation der Eingabe-Bedeutungsstruktur in die Ausgabe-Bedeutungsstruktur. Dies kann mittels eines regelbasierten Ansatzes erfolgen.</text:p>
      <text:p text:style-name="P19">Spracherzeugung auf Basis der Ausgabe-Bedeutungsstruktur.</text:p>
      <text:p text:style-name="P10"><text:s/></text:p>
      <text:h text:style-name="Heading_20_1" text:outline-level="1">ToDo</text:h>
      <text:p text:style-name="Text_20_body">Scanner für Eingabesätze in Prolog bauen.</text:p>
      <text:p text:style-name="P9">Integration des Prolog-Moduls mit dem C-Frontend.</text:p>
      <text:p text:style-name="Text_20_body">SimpleBot:</text:p>
      <text:list xml:id="list3574170148077823864" text:style-name="L3">
        <text:list-item>
          <text:p text:style-name="P14">Intern das Pasing nur auf <text:span text:style-name="T12">Klein</text:span>schreibung durchführen.</text:p>
        </text:list-item>
        <text:list-item>
          <text:p text:style-name="P14">Datenstruktur für Parser-Ergebnis entwickeln und befüllen lassen</text:p>
        </text:list-item>
        <text:list-item>
          <text:p text:style-name="P14">Kommandozeilenoption einbauen, so dass ein Satz direkt von stdin gelesen wird.</text:p>
        </text:list-item>
      </text:list>
      <text:p text:style-name="Text_20_body">Test:</text:p>
      <text:list xml:id="list7302742461677340113" text:style-name="L4">
        <text:list-item>
          <text:p text:style-name="P15">Automatische Testfälle schreiben</text:p>
        </text:list-item>
      </text:list>
      <text:h text:style-name="P21" text:outline-level="1">Prinzipien</text:h>
      <text:list xml:id="list133808849037222011" text:style-name="L5">
        <text:list-item>
          <text:p text:style-name="P16">Sprachverarbeitung als ein nicht-linearer, daten-getriebener Prozess.</text:p>
        </text:list-item>
        <text:list-item>
          <text:p text:style-name="P16">Analyse muss alle Ebenen miteinbeziehen <text:s/>(Zeichenebene, Morphologieebene, Wortformebene, Phrasenebene, Satzebene, Gesprächskontext,…)</text:p>
        </text:list-item>
        <text:list-item>
          <text:p text:style-name="P16">Jede Äußerung ist Teil des gemeinsamen Wissens, d.h. der Bot muss sich selbst und den User verstehen und muss wissen, was bereits besprochen wurde.</text:p>
        </text:list-item>
        <text:list-item>
          <text:p text:style-name="P16">Die Erzeugung der Antwort findet nicht mittels mustergesteuerter Regeln und fix vorgegeben starren Textbausteinen statt, sondern ist ein dynamischer Prozess auf Basis des Wissen des Bots, d.h. der Bot „versteht“ seine Antwort. <text:span text:style-name="T10">Es soll keine sprachliche Äußerung hart kodiert werden.</text:span></text:p>
        </text:list-item>
        <text:list-item>
          <text:p text:style-name="P16"><text:soft-page-break/>Idealerweise gibt eine integrierte Wissensbasis / Ontologie, anhand der der gesamte Verstehensprozess des Bots abläuft (auch die NLP-Pipeline). D..h. eine DB für Rechtschreibung, Parsing, Inferenzen, Spracherzeugung. Ansonsten passen die Modelle der verschiedenen Stufen der NLP-Pipeline nicht zusammen.</text:p>
        </text:list-item>
        <text:list-item>
          <text:p text:style-name="P16">Die Sprachsteuerung eines intelligenten Agenten muss einem V-Modell folgen: Analyse der Eingabe des Nutzers → Analyse der Diskurssituation→ Grammatikalische Analyse des Eingabesatzes (Parsen) → Semantikzuweisung → Abfrage bzw. Inferenz der Wissensbasis → Spracherzeugung → Ausgabe an den Nutzer. Auf der untersten Stufe des V-Modells befindet sich die Wissensbasis.</text:p>
        </text:list-item>
        <text:list-item>
          <text:p text:style-name="P16"><text:span text:style-name="T11">Die NLP-Pipeline zum Sprachverstehen</text:span> <text:span text:style-name="T4">muss keine</text:span> lineare Pipeline <text:span text:style-name="T4">sein </text:span>– Verständnis herzustellen erfordert ggf. die Wiederholung der Vorgängerschritte. Erkenntnisse in einer späteren Stufe der Pipeline können zu einer besseren Interpretation in einer früheren Stufe führen (z.B. kann das Erkennen des Benutzernamens dazu führen, dass der Schritt Rechtschreibkorrektur wiederholt werden muss<text:span text:style-name="T1">)</text:span>. Letztendlich <text:span text:style-name="T1">ist </text:span>das Erkennen von Bedeutung ein dynamischer Prozess, der zu jedem Zeitpunkt jeweils zu einem Best guess führt. <text:span text:style-name="T1">(Man könnte auch sagen, dass Funktionsmodule parallel zusammenarbeiten, bis ein nicht verbesserbarer Zustand erreicht ist).</text:span></text:p>
        </text:list-item>
        <text:list-item>
          <text:p text:style-name="P17">Die Eingabe-Pipeline muss sich von der Ausgabe-Pipeline unterscheiden. Die Eingabe-Pipeline muss sehr fehlertolerant und robust sein, und an deren Ende muss immer ein Ergebnis stehen, dass die Bedeutung des Satzes repräsentiert (egal wie grob). Das Verstehen des Bots soll nicht durch die unzulängliche Modellierung der deutschen Grammatik scheitern. <text:span text:style-name="T14">W</text:span>enn das Parsen des Eingabesatzes scheitert, muss die Bedeutung des Satzes eben durch andere Methoden, wie z.B. durch Keyword-Vergleich ermittelt werden <text:span text:style-name="T14">(auch wenn diese evtl. zu einer falschen Interpretation führen)</text:span>. Die Ausgabe-Pipeline kann dagegen sehr formal sein, dort können die DCGs ihre Stärke ausspielen. <text:span text:style-name="T13">In Summe soll die Sprachverarbeitung des Bots dem Robustheitsgrundsatz genügen (</text:span><text:a xlink:type="simple" xlink:href="https://en.wikipedia.org/wiki/Robustness_principle" text:style-name="Internet_20_link" text:visited-style-name="Visited_20_Internet_20_Link"><text:span text:style-name="T13">https://en.wikipedia.org/wiki/Robustness_principle</text:span></text:a><text:span text:style-name="T13">) </text:span></text:p>
        </text:list-item>
      </text:list>
      <text:p text:style-name="Text_20_body"/>
      <text:h text:style-name="Heading_20_1" text:outline-level="1">Offene Punkte <text:span text:style-name="T3">in ChatScript</text:span></text:h>
      <text:list xml:id="list8962581035828145970" text:style-name="L6">
        <text:list-item>
          <text:p text:style-name="P18"><text:span text:style-name="T4">O</text:span>ntology, concept sets, world data, canonical forms for German need to be created</text:p>
        </text:list-item>
        <text:list-item>
          <text:p text:style-name="P18"><text:span text:style-name="T4">C</text:span>ontractions, interjections, noise, substitutes, abbreviations, etc. need to be created</text:p>
        </text:list-item>
        <text:list-item>
          <text:p text:style-name="P18">German is a highly inflected language and ChatScript was designed around English, a weakly inflected language. There might be some surprises down the road.</text:p>
        </text:list-item>
        <text:list-item>
          <text:p text:style-name="P18">Recognition of proper names, dates, numbers etc. needs to be adapted. The format is language-specific.</text:p>
        </text:list-item>
        <text:list-item>
          <text:p text:style-name="P18">German has a much more flexible word order than English - maybe a good POS tagger can cope with that. But it might create difficulties if you try to create rules for that.</text:p>
        </text:list-item>
        <text:list-item>
          <text:p text:style-name="P18"><text:soft-page-break/>Integration of a „Theory of Mind“ that models the beliefs, intentions, attitudes of the partner. A first step in that direction would be to integrate the chatbot output into the knowledge base of the chatbot itself.</text:p>
        </text:list-item>
        <text:list-item>
          <text:p text:style-name="P18">Disambiguation as an elementary step towards understanding has to be scripted.</text:p>
        </text:list-item>
      </text:list>
      <text:h text:style-name="Heading_20_1" text:outline-level="1">Foreneinträge zu dem Thema</text:h>
      <text:p text:style-name="P1"/>
      <text:p text:style-name="P1">There is a german wordnet dict, but it is not free. I have no idea what it costs to license it. One can probably live without it as follows: <text:s/>One use of the dictionary is to support automatic spelling correction. Any online list of the 20K or so most common german words would suffice to create that ability. Another use of the dictionary is to provide an enumeration of relevant words for predefined chatscript concepts. <text:s/>Like ~food can list a bunch of words, and also list a particular wordnet meaning and thus get all words below it in the wordnet ontology automatically. </text:p>
      <text:p text:style-name="P1"/>
      <text:p text:style-name="P1">The ontologies needed for your application can be replicated in german from the existing english. Eg, you will probably want to replicate the verb concept lists, but wordnet’s verb ontology is basically useless and so chatscript doesn’t care about it. Adverb and Adjective ontologies same thing. <text:s/>The noun ontologies of wordnet are useful for many things, but for the kinds of questions you will be fielding, you will probably be building your own german noun concepts anyway.</text:p>
      <text:p text:style-name="P1"/>
      <text:p text:style-name="P2">You have to define new concept sets. Since there is no base dicitionary in spanish, for canonical forms you have to define them yourself, either as concepts or using a LIVEDATA/canonical file. Irregular verbs are a pain in any language. <text:s/>All of the part-of-speech and parsing, that’s not something you fake.</text:p>
      <text:p text:style-name="P2"><text:s/></text:p>
      <text:p text:style-name="P3">The ONTOLOGY folder and its concepts.top are the most important script files.</text:p>
      <text:p text:style-name="P4"/>
      <text:p text:style-name="P4">Spellchecking in Spanish is a complete mess! complicated and messy, even MS-Word don’t cope with Spanish.</text:p>
      <text:p text:style-name="P4"/>
      <text:p text:style-name="P4">No Chatscript nor RiveScript will cope with those errors, they are cleverly made for English, I contacted Bruce many times and he integrated wordnet into it also, good job!, but Spanish Wordnet is not inflected, so you need a morphological analyzer attached, with more than 5000+ rules, to fulfill inflection-less analysis, but you will also fail if you don’t correct spelling, because Spanish, you know well, has lots of diacritic written accents, specially on verbs, and is highly irregular, so you are in deep sh#t to repair it, was a many-years work to arrive to a decent solution, though!</text:p>
      <text:p text:style-name="P4"/>
      <text:p text:style-name="P4">You might try a snowball Potter inflection stripper, but they either didn’t work for me as well, as Spanish is highly irregular, I’ve tried them out before immerse into a deep study thesis, believe me!</text:p>
      <text:p text:style-name="P4"/>
      <text:p text:style-name="P5"/>
      <text:p text:style-name="P5">For a foreing language (another language different from english) you have to make some adaptations in chatscript.</text:p>
      <text:p text:style-name="P5"/>
      <text:p text:style-name="P5">The dictionary that came with Chatscript is based from the Princeton Wordnet and just exist in english.</text:p>
      <text:p text:style-name="P5"/>
      <text:p text:style-name="P5">So, the dictionary has many functionalities that is so useful in chatscript like spell check, ontologies, part of speech and etc. Then, if you don’t want lose these features you need make some adaptations <text:soft-page-break/>in chatscript.</text:p>
      <text:p text:style-name="P5"/>
      <text:p text:style-name="P5">First option is to build your own dictionary based in the chatscript dictionary, so you have to do some things:</text:p>
      <text:p text:style-name="P5"><text:s text:c="4"/></text:p>
      <text:p text:style-name="P5"><text:s text:c="6"/>You have to erase the content of the DICT/ENGLISH, because it will not be useful for you (or you can translate its content for your language, for portuguese it is infeasible because english is very different from portuguese).</text:p>
      <text:p text:style-name="P5"/>
      <text:p text:style-name="P5"><text:s text:c="6"/>The name of files must have this format x.txt (where x is the name of the file).</text:p>
      <text:p text:style-name="P5"/>
      <text:p text:style-name="P5"><text:s text:c="6"/>If your language has diacritics you must save the file in utf8 format.</text:p>
      <text:p text:style-name="P5"/>
      <text:p text:style-name="P5"><text:s text:c="6"/>In the flag $cs_token I put the CONSTANT #DO_SUBSTITUTE_SYSTEM</text:p>
      <text:p text:style-name="P5"/>
      <text:p text:style-name="P5"><text:s text:c="6"/>The bitflags (part of speech, example: VERB_PRESENT, VERB_PAST, ...) are different to other languages. How can I rename the bit flags?</text:p>
      <text:p text:style-name="P5"/>
      <text:p text:style-name="P5">Second, if I don’t want make a dictionary, What are the other options that I have?</text:p>
      <text:p text:style-name="P5"/>
      <text:p text:style-name="P5"><text:s text:c="6"/>I thought that make a canonical file and put into it all variants of the words and its canonical forms would be a accepted solution (or a kind of limited solution) , but it just do not work. You have to make other things that I don’t know. What are the other things you have to do for your canonical.txt works with a foreing language?</text:p>
      <text:p text:style-name="P5"/>
      <text:p text:style-name="P1"/>
      <text:p text:style-name="P1">Quellen:</text:p>
      <text:p text:style-name="P1"><text:a xlink:type="simple" xlink:href="https://www.chatbots.org/ai_zone/viewthread/1126/" text:style-name="Internet_20_link" text:visited-style-name="Visited_20_Internet_20_Link">https://www.chatbots.org/ai_zone/viewthread/1126/</text:a></text:p>
      <text:p text:style-name="P1"><text:a xlink:type="simple" xlink:href="https://www.chatbots.org/ai_zone/viewthread/1964/" text:style-name="Internet_20_link" text:visited-style-name="Visited_20_Internet_20_Link">https://www.chatbots.org/ai_zone/viewthread/1964/</text:a></text:p>
      <text:p text:style-name="P5"><text:a xlink:type="simple" xlink:href="https://www.chatbots.org/ai_zone/viewthread/2612/" text:style-name="Internet_20_link" text:visited-style-name="Visited_20_Internet_20_Link">https://www.chatbots.org/ai_zone/viewthread/2612/</text:a></text:p>
      <text:p text:style-name="P5"/>
      <text:p text:style-name="P1"/>
      <text:p text:style-name="P7"/>
      <text:p text:style-name="P6"/>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örg Strebel</meta:initial-creator>
    <meta:creation-date>2016-09-05T21:34:14.085669695</meta:creation-date>
    <meta:generator>LibreOffice/5.0.6.3$Linux_X86_64 LibreOffice_project/00m0$Build-3</meta:generator>
    <dc:date>2016-10-18T07:10:01.419214150</dc:date>
    <dc:creator>Jörg Strebel</dc:creator>
    <meta:editing-duration>PT5H36M32S</meta:editing-duration>
    <meta:editing-cycles>48</meta:editing-cycles>
    <meta:document-statistic meta:table-count="0" meta:image-count="0" meta:object-count="0" meta:page-count="5" meta:paragraph-count="83" meta:word-count="1553" meta:character-count="10549" meta:non-whitespace-character-count="9044"/>
  </office:meta>
</office:document-meta>
</file>